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0pt" style:text-underline-style="none" officeooo:rsid="001b5df9" officeooo:paragraph-rsid="001b5df9" style:font-size-asian="10pt" style:font-size-complex="10pt"/>
    </style:style>
    <style:style style:name="P2" style:family="paragraph" style:parent-style-name="Standard">
      <style:text-properties fo:font-size="10pt" style:text-underline-style="none" fo:font-weight="bold" officeooo:rsid="001b5df9" officeooo:paragraph-rsid="001b5df9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style:text-underline-style="none" fo:font-weight="bold" officeooo:rsid="002155b5" officeooo:paragraph-rsid="002155b5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style:text-underline-style="none" fo:font-weight="bold" officeooo:rsid="00220407" officeooo:paragraph-rsid="00220407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style:text-underline-style="none" fo:font-weight="normal" officeooo:rsid="0023a8b5" officeooo:paragraph-rsid="0023a8b5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0pt" style:text-underline-style="none" fo:font-weight="normal" officeooo:rsid="0023a8b5" officeooo:paragraph-rsid="002434bf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officeooo:rsid="001b5df9" officeooo:paragraph-rsid="001b5df9" style:font-size-asian="10pt" style:font-size-complex="10pt"/>
    </style:style>
    <style:style style:name="P8" style:family="paragraph" style:parent-style-name="Standard">
      <style:text-properties fo:font-size="10pt" style:text-underline-style="solid" style:text-underline-width="auto" style:text-underline-color="font-color" fo:font-weight="bold" officeooo:rsid="0018ad79" officeooo:paragraph-rsid="00186e47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0pt" style:text-underline-style="solid" style:text-underline-width="auto" style:text-underline-color="font-color" fo:font-weight="bold" officeooo:rsid="002155b5" officeooo:paragraph-rsid="002155b5" style:font-size-asian="10pt" style:font-weight-asian="bold" style:font-size-complex="10pt" style:font-weight-complex="bold"/>
    </style:style>
    <style:style style:name="P10" style:family="paragraph" style:parent-style-name="Standard">
      <style:text-properties fo:font-size="10pt" officeooo:rsid="00186e47" officeooo:paragraph-rsid="00186e47" style:font-size-asian="10pt" style:font-size-complex="10pt"/>
    </style:style>
    <style:style style:name="P11" style:family="paragraph" style:parent-style-name="Standard">
      <style:text-properties fo:font-size="10pt" officeooo:rsid="0018ad79" officeooo:paragraph-rsid="0018ad79" style:font-size-asian="10pt" style:font-size-complex="10pt"/>
    </style:style>
    <style:style style:name="P12" style:family="paragraph" style:parent-style-name="Standard">
      <style:text-properties fo:font-size="10pt" officeooo:rsid="0019d6d7" officeooo:paragraph-rsid="0019d6d7" style:font-size-asian="10pt" style:font-size-complex="10pt"/>
    </style:style>
    <style:style style:name="P13" style:family="paragraph" style:parent-style-name="Standard">
      <style:text-properties fo:font-size="10pt" officeooo:rsid="001ce3e8" officeooo:paragraph-rsid="001ce3e8" style:font-size-asian="10pt" style:font-size-complex="10pt"/>
    </style:style>
    <style:style style:name="P14" style:family="paragraph" style:parent-style-name="Standard">
      <style:text-properties fo:font-size="10pt" officeooo:rsid="001ce3e8" officeooo:paragraph-rsid="0019d6d7" style:font-size-asian="10pt" style:font-size-complex="10pt"/>
    </style:style>
    <style:style style:name="P15" style:family="paragraph" style:parent-style-name="Standard">
      <style:text-properties fo:font-size="10pt" officeooo:rsid="001de996" officeooo:paragraph-rsid="001de996" style:font-size-asian="10pt" style:font-size-complex="10pt"/>
    </style:style>
    <style:style style:name="P16" style:family="paragraph" style:parent-style-name="Standard">
      <style:text-properties fo:font-size="10pt" officeooo:rsid="001f4f38" officeooo:paragraph-rsid="001f4f38" style:font-size-asian="10pt" style:font-size-complex="10pt"/>
    </style:style>
    <style:style style:name="P17" style:family="paragraph" style:parent-style-name="Standard">
      <style:text-properties fo:font-size="10pt" officeooo:rsid="001f84b3" officeooo:paragraph-rsid="001f84b3" style:font-size-asian="10pt" style:font-size-complex="10pt"/>
    </style:style>
    <style:style style:name="P18" style:family="paragraph" style:parent-style-name="Standard">
      <style:text-properties fo:font-size="10pt" fo:font-weight="bold" officeooo:rsid="00186e47" officeooo:paragraph-rsid="00186e47" style:font-size-asian="10pt" style:font-weight-asian="bold" style:font-size-complex="10pt" style:font-weight-complex="bold"/>
    </style:style>
    <style:style style:name="P19" style:family="paragraph" style:parent-style-name="Standard">
      <style:text-properties fo:font-size="10pt" fo:font-weight="bold" officeooo:rsid="0018ad79" officeooo:paragraph-rsid="0018ad79" style:font-size-asian="10pt" style:font-weight-asian="bold" style:font-size-complex="10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bfc76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de996"/>
    </style:style>
    <style:style style:name="T5" style:family="text">
      <style:text-properties officeooo:rsid="001f4f38"/>
    </style:style>
    <style:style style:name="T6" style:family="text">
      <style:text-properties officeooo:rsid="001f84b3"/>
    </style:style>
    <style:style style:name="T7" style:family="text">
      <style:text-properties officeooo:rsid="002434bf"/>
    </style:style>
    <style:style style:name="T8" style:family="text">
      <style:text-properties officeooo:rsid="0024db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cques Mironneau</text:p>
      <text:p text:style-name="P1">Thomas Durand</text:p>
      <text:p text:style-name="P1">TP1B</text:p>
      <text:p text:style-name="P7"/>
      <text:p text:style-name="P7">Compte rendu TP n°3</text:p>
      <text:p text:style-name="P10"/>
      <text:p text:style-name="P10"><text:span text:style-name="T1">MachineMots.</text:span><text:span text:style-name="T2">c</text:span></text:p>
      <text:p text:style-name="P18">Lexique :</text:p>
      <text:p text:style-name="P10"><text:tab/>motUsed : un Mot</text:p>
      <text:p text:style-name="P10"><text:tab/><text:span text:style-name="T5">srcI, cleI : des caractères</text:span></text:p>
      <text:p text:style-name="P10"><text:tab/>i : un entier</text:p>
      <text:p text:style-name="P10"/>
      <text:p text:style-name="P10"><text:span text:style-name="T3">Algorithme </text:span>:</text:p>
      <text:p text:style-name="P10"/>
      <text:p text:style-name="P10">DémarrerMot : la fonction</text:p>
      <text:p text:style-name="P10"><text:tab/>demarrerCar()</text:p>
      <text:p text:style-name="P10"><text:tab/>avancerMot()</text:p>
      <text:p text:style-name="P10"/>
      <text:p text:style-name="P10"><text:tab/>AvancerMot : la fonction</text:p>
      <text:p text:style-name="P10"/>
      <text:p text:style-name="P10"><text:tab/>Tantque( carCourant() = space) faire</text:p>
      <text:p text:style-name="P10"><text:tab/><text:tab/>avancerCar()</text:p>
      <text:p text:style-name="P10"><text:tab/>fintantque</text:p>
      <text:p text:style-name="P10"/>
      <text:p text:style-name="P10"><text:tab/>Lgm de motUsed ← 0</text:p>
      <text:p text:style-name="P10"/>
      <text:p text:style-name="P10"><text:tab/>Si carCourant() = LF alors</text:p>
      <text:p text:style-name="P10"><text:tab/><text:tab/>Tab[Lgm de motUsed] de motUsed ← ‘\n ‘</text:p>
      <text:p text:style-name="P10"><text:tab/><text:tab/>avancerCar()</text:p>
      <text:p text:style-name="P10"><text:tab/><text:tab/>lgm de MotUsed ← 1</text:p>
      <text:p text:style-name="P10"><text:tab/>sinon</text:p>
      <text:p text:style-name="P10"><text:tab/><text:tab/>tantque Carcourant()!= LF etpuis carCourant ≠ marque() etpuis carCourant ≠ space<text:tab/><text:tab/><text:tab/>faire</text:p>
      <text:p text:style-name="P10"><text:tab/><text:tab/><text:tab/>Si carCourant() &gt; ‘A ‘ etpuis carCourant &lt; ‘Z’ alors</text:p>
      <text:p text:style-name="P10"><text:tab/><text:tab/> <text:tab/><text:tab/>Tab[Lgm de motUsed] de motUsed ← carCourant()</text:p>
      <text:p text:style-name="P10"><text:tab/><text:tab/><text:tab/><text:tab/>lgm de motUsed ← lgm de motUsed +1</text:p>
      <text:p text:style-name="P10"><text:tab/><text:tab/><text:tab/><text:tab/>avancerCar()</text:p>
      <text:p text:style-name="P10"><text:tab/><text:tab/><text:tab/>finsi</text:p>
      <text:p text:style-name="P10"><text:tab/><text:tab/>fintantque</text:p>
      <text:p text:style-name="P10"><text:tab/>finsi</text:p>
      <text:p text:style-name="P10"/>
      <text:p text:style-name="P10"><text:tab/>tab[Lgm de motUsed] de motUsed ← \0</text:p>
      <text:p text:style-name="P10"/>
      <text:p text:style-name="P10"/>
      <text:p text:style-name="P10"><text:tab/>MotCour : la fonction =&gt; un mot</text:p>
      <text:p text:style-name="P10"><text:tab/>MotCour &lt; = motUsed</text:p>
      <text:p text:style-name="P8"/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oft-page-break/><text:span text:style-name="T1">Crypt.</text:span><text:span text:style-name="T2">c</text:span></text:p>
      <text:p text:style-name="P19">Lexique :</text:p>
      <text:p text:style-name="P11"><text:tab/>l, k, z : des entiers</text:p>
      <text:p text:style-name="P2">Algorithme :</text:p>
      <text:p text:style-name="P11"/>
      <text:p text:style-name="P11">InitCrypt : la fonction</text:p>
      <text:p text:style-name="P11"><text:tab/>Lgm de cle = 6</text:p>
      <text:p text:style-name="P11"><text:tab/>Tab[1] de cle = ‘C’</text:p>
      <text:p text:style-name="P11"><text:tab/>Tab[2] de cle = ‘I’</text:p>
      <text:p text:style-name="P11"><text:tab/>Tab[3] de cle = ‘T’</text:p>
      <text:p text:style-name="P11"><text:tab/>Tab[4] de cle = ‘R’</text:p>
      <text:p text:style-name="P11"><text:tab/>Tab[5] de cle = ‘O’</text:p>
      <text:p text:style-name="P11"><text:tab/>Tab[6] de cle = ‘N’</text:p>
      <text:p text:style-name="P11"/>
      <text:p text:style-name="P11"/>
      <text:p text:style-name="P12">CrypterMot : la fonction (mot src, mot dst) </text:p>
      <text:p text:style-name="P12"><text:tab/>k ← 0</text:p>
      <text:p text:style-name="P12"><text:tab/>Si (lgm de src = 1) alors</text:p>
      <text:p text:style-name="P12"><text:tab/><text:tab/>écrire( ‘<text:span text:style-name="T4">LF’</text:span>)</text:p>
      <text:p text:style-name="P12"><text:tab/>Sinon</text:p>
      <text:p text:style-name="P12"><text:tab/><text:tab/>Tantque (k &lt; lgm de src) faire</text:p>
      <text:p text:style-name="P12"><text:tab/><text:tab/><text:tab/>srcI ← tab[k] de src – 64</text:p>
      <text:p text:style-name="P12"><text:tab/><text:tab/><text:tab/>cleI ← tab[l] de cle – 64</text:p>
      <text:p text:style-name="P12"><text:tab/>tab[k] de dst ← srcI + cleI + 64</text:p>
      <text:p text:style-name="P12"/>
      <text:p text:style-name="P12"><text:tab/>si tab[k] de dst &gt; ‘<text:span text:style-name="T6">Z’</text:span> alors</text:p>
      <text:p text:style-name="P12"><text:tab/><text:tab/>tab[k] de dst ← tab[k] de dst – ‘<text:span text:style-name="T6">Z’</text:span> +64</text:p>
      <text:p text:style-name="P12"><text:tab/>finsi</text:p>
      <text:p text:style-name="P12"/>
      <text:p text:style-name="P12"><text:tab/>l ← l +1</text:p>
      <text:p text:style-name="P12"><text:tab/>k ← k +1</text:p>
      <text:p text:style-name="P12"/>
      <text:p text:style-name="P12"><text:tab/>si (L &gt; lgm de cle) alors</text:p>
      <text:p text:style-name="P12"><text:tab/><text:tab/>l = 0</text:p>
      <text:p text:style-name="P12"><text:tab/>finsi</text:p>
      <text:p text:style-name="P12"/>
      <text:p text:style-name="P12"><text:tab/>tab[k] de dst ← tab[k] de src</text:p>
      <text:p text:style-name="P12"><text:tab/>lgm de dst ← lgm de src</text:p>
      <text:p text:style-name="P12"/>
      <text:p text:style-name="P12"><text:tab/>ecrireMot(dst)</text:p>
      <text:p text:style-name="P14"/>
      <text:p text:style-name="P13"/>
      <text:p text:style-name="P13">decrypterMot:la fonction(mot src , mot dst)</text:p>
      <text:p text:style-name="P15">k← 0</text:p>
      <text:p text:style-name="P15">si lgm de src = 1 alors</text:p>
      <text:p text:style-name="P15"><text:tab/>ecrire(‘LF’) </text:p>
      <text:p text:style-name="P16">sinon</text:p>
      <text:p text:style-name="P16"><text:tab/>tantque k &lt; lgm de src faire</text:p>
      <text:p text:style-name="P16"><text:tab/><text:tab/><text:span text:style-name="T6">scrI ← tab[k] de src – 64</text:span></text:p>
      <text:p text:style-name="P16"><text:tab/><text:tab/><text:span text:style-name="T6">cleI ← tab[l] de cle – 64</text:span></text:p>
      <text:p text:style-name="P16"><text:tab/><text:tab/><text:span text:style-name="T6">tab[k] de dst ← srcI – cleI +64</text:span></text:p>
      <text:p text:style-name="P16"><text:tab/><text:tab/><text:span text:style-name="T6">si tab[k] de dst &lt; ‘A’ alors</text:span></text:p>
      <text:p text:style-name="P16"><text:tab/><text:tab/><text:tab/><text:span text:style-name="T6">tab[k] de dst ← tab[k] de dst +’Z’ - 64</text:span></text:p>
      <text:p text:style-name="P16"><text:tab/><text:tab/><text:span text:style-name="T6">finsi</text:span></text:p>
      <text:p text:style-name="P16"/>
      <text:p text:style-name="P16"><text:tab/><text:tab/><text:span text:style-name="T6">z← z+1</text:span></text:p>
      <text:p text:style-name="P16"><text:tab/><text:tab/><text:span text:style-name="T6">k← k+1</text:span></text:p>
      <text:p text:style-name="P16"/>
      <text:p text:style-name="P16"><text:tab/><text:tab/><text:span text:style-name="T6">si z &gt; lgm de cle alors</text:span></text:p>
      <text:p text:style-name="P16"><text:tab/><text:tab/><text:tab/><text:span text:style-name="T6">z← 0</text:span></text:p>
      <text:p text:style-name="P16"><text:tab/><text:tab/><text:span text:style-name="T6">finsi</text:span></text:p>
      <text:p text:style-name="P16"><text:tab/><text:span text:style-name="T6">fintantque</text:span></text:p>
      <text:p text:style-name="P16"><text:tab/><text:span text:style-name="T6">tab[k] de dst ← tab[k] de src</text:span></text:p>
      <text:p text:style-name="P16"><text:tab/><text:span text:style-name="T6">lgm de dst ← lgm de src</text:span></text:p>
      <text:p text:style-name="P16"/>
      <text:p text:style-name="P16"><text:tab/><text:span text:style-name="T6">ecrireMot(dst)</text:span></text:p>
      <text:p text:style-name="P17">finsi</text:p>
      <text:p text:style-name="P17"/>
      <text:p text:style-name="P9"/>
      <text:p text:style-name="P9"><text:soft-page-break/>Cryptage.c</text:p>
      <text:p text:style-name="P3"/>
      <text:p text:style-name="P4">lexique :</text:p>
      <text:p text:style-name="P5"><text:tab/>crypted : un Mot</text:p>
      <text:p text:style-name="P5"><text:tab/>uncrypted : un Mot</text:p>
      <text:p text:style-name="P5"><text:tab/>LMAX : un entier</text:p>
      <text:p text:style-name="P5"><text:tab/>L : un entier sur [1..LMAX]</text:p>
      <text:p text:style-name="P5"><text:tab/>tab2 : un tableau de Mots sur [1..LMAX]</text:p>
      <text:p text:style-name="P5"><text:tab/>tab3 un tableau de Mots sur [1..LMAX]</text:p>
      <text:p text:style-name="P5"><text:tab/>i,d: des entiers</text:p>
      <text:p text:style-name="P4"/>
      <text:p text:style-name="P4">algorithme :</text:p>
      <text:p text:style-name="P5"><text:tab/>i ← 0 ; d← 0</text:p>
      <text:p text:style-name="P5"><text:tab/>demarrerMot()</text:p>
      <text:p text:style-name="P5"><text:tab/>InitCrypt()</text:p>
      <text:p text:style-name="P5"/>
      <text:p text:style-name="P5"><text:tab/>tantque carCourant ≠ EOT faire</text:p>
      <text:p text:style-name="P5"><text:tab/><text:tab/>si tab[0] de motCour() == ‘\n ‘ alors</text:p>
      <text:p text:style-name="P5"><text:tab/><text:tab/><text:tab/>tab2[i] ← motCour()</text:p>
      <text:p text:style-name="P5"><text:tab/><text:tab/><text:tab/>tab3[d] ← motCour()</text:p>
      <text:p text:style-name="P5"><text:tab/><text:tab/><text:tab/>i ← i+1</text:p>
      <text:p text:style-name="P5"><text:tab/><text:tab/><text:tab/>d← d+1</text:p>
      <text:p text:style-name="P5"><text:tab/><text:tab/><text:tab/>avancerMot()</text:p>
      <text:p text:style-name="P5"><text:tab/><text:tab/>sinon</text:p>
      <text:p text:style-name="P5"><text:tab/><text:tab/><text:tab/>crypterMot(motCour(),crypted)</text:p>
      <text:p text:style-name="P5"><text:tab/><text:tab/><text:tab/>tab2[i]=crypted ;</text:p>
      <text:p text:style-name="P5"><text:tab/><text:tab/><text:tab/>i← i+1</text:p>
      <text:p text:style-name="P5"/>
      <text:p text:style-name="P5"><text:tab/><text:tab/><text:tab/>decrypterMot(crypted,uncrypted) ;</text:p>
      <text:p text:style-name="P5"><text:tab/><text:tab/><text:tab/>tab3[i]=uncrypted</text:p>
      <text:p text:style-name="P5"><text:tab/><text:tab/><text:tab/>d← d+1</text:p>
      <text:p text:style-name="P5"><text:tab/><text:tab/><text:tab/></text:p>
      <text:p text:style-name="P5"><text:tab/><text:tab/><text:tab/>avancerMot() ;</text:p>
      <text:p text:style-name="P5"><text:tab/><text:tab/>finsi</text:p>
      <text:p text:style-name="P5"><text:tab/>fintantque</text:p>
      <text:p text:style-name="P5"/>
      <text:p text:style-name="P5"><text:tab/>ecrire(« Affichage version cryptée... »)</text:p>
      <text:p text:style-name="P5"><text:tab/>pour i parcourant [0..20]</text:p>
      <text:p text:style-name="P5"><text:tab/><text:tab/>pour o parcourant [0..lgm de tab2<text:span text:style-name="T7">[i]]</text:span></text:p>
      <text:p text:style-name="P5"><text:tab/><text:tab/><text:tab/><text:span text:style-name="T7">ecrire le caractere(tab[o] de tab2[i]</text:span></text:p>
      <text:p text:style-name="P5"><text:tab/><text:tab/><text:span text:style-name="T7">o← o+1</text:span></text:p>
      <text:p text:style-name="P5"><text:tab/><text:tab/><text:span text:style-name="T7">finpour</text:span></text:p>
      <text:p text:style-name="P5"/>
      <text:p text:style-name="P5"><text:tab/><text:tab/><text:span text:style-name="T7">ecrire(« »)</text:span></text:p>
      <text:p text:style-name="P5"><text:tab/><text:tab/><text:span text:style-name="T7">i← i+1</text:span></text:p>
      <text:p text:style-name="P5"><text:tab/><text:span text:style-name="T7">finpour</text:span></text:p>
      <text:p text:style-name="P5"/>
      <text:p text:style-name="P5"><text:tab/><text:span text:style-name="T7">ecrire(‘LF’)</text:span></text:p>
      <text:p text:style-name="P5"><text:tab/><text:span text:style-name="T7">i← 0</text:span></text:p>
      <text:p text:style-name="P5"><text:tab/><text:span text:style-name="T7">o← 0</text:span></text:p>
      <text:p text:style-name="P6"><text:tab/></text:p>
      <text:p text:style-name="P6"><text:span text:style-name="T7"><text:tab/>ecrire(« Affichage version decryptée ...»)</text:span></text:p>
      <text:p text:style-name="P5"><text:tab/><text:span text:style-name="T7">pour i parcourant [0..20]</text:span></text:p>
      <text:p text:style-name="P5"><text:tab/><text:tab/><text:span text:style-name="T7">pour o parcourant[0..lgm de tab3[i]]</text:span></text:p>
      <text:p text:style-name="P5"><text:tab/><text:tab/><text:tab/><text:span text:style-name="T7">ecrire le caractère(tab[o] de tab3[i])</text:span></text:p>
      <text:p text:style-name="P5"><text:tab/><text:tab/><text:span text:style-name="T7">o← o+1</text:span></text:p>
      <text:p text:style-name="P5"><text:tab/><text:tab/><text:span text:style-name="T7">finpour</text:span></text:p>
      <text:p text:style-name="P5"/>
      <text:p text:style-name="P5"><text:tab/><text:tab/><text:span text:style-name="T7">i← i+1</text:span></text:p>
      <text:p text:style-name="P5"><text:tab/><text:tab/><text:span text:style-name="T7">écrire(« »)</text:span></text:p>
      <text:p text:style-name="P5"><text:tab/><text:span text:style-name="T7">finpour</text:span></text:p>
      <text:p text:style-name="P5"><text:tab/></text:p>
      <text:p text:style-name="P5"><text:tab/><text:span text:style-name="T8">ecrire(« \n »)</text:span></text:p>
      <text:p text:style-name="P5"/>
      <text:p text:style-name="P16"/>
      <text:p text:style-name="P10"><text:tab/><text:tab/><text:tab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0:49:18.855215773</meta:creation-date>
    <dc:date>2019-01-08T22:20:35.619287598</dc:date>
    <meta:editing-duration>PT47M40S</meta:editing-duration>
    <meta:editing-cycles>12</meta:editing-cycles>
    <meta:generator>LibreOffice/6.1.3.2$Linux_X86_64 LibreOffice_project/10$Build-2</meta:generator>
    <meta:document-statistic meta:table-count="0" meta:image-count="0" meta:object-count="0" meta:page-count="3" meta:paragraph-count="144" meta:word-count="522" meta:character-count="2820" meta:non-whitespace-character-count="2219"/>
  </office:meta>
</office:document-meta>
</file>